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3 The Hard Way Overrun" svg:font-family="'3 The Hard Way Overru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fo:font-variant="normal" fo:text-transform="none" style:font-name="apple-system" fo:font-size="10.4499998092651pt" fo:letter-spacing="normal" fo:font-weight="normal"/>
    </style:style>
    <style:style style:name="P4"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list-style-name="L1"/>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color="#000000" fo:font-style="italic" fo:font-weight="bold" style:font-style-asian="italic" style:font-weight-asian="bold" style:font-style-complex="italic" style:font-weight-complex="bold"/>
    </style:style>
    <style:style style:name="P12" style:family="paragraph" style:parent-style-name="Heading_20_1">
      <style:paragraph-properties fo:break-before="page"/>
    </style:style>
    <style:style style:name="P13" style:family="paragraph" style:parent-style-name="Heading_20_1">
      <style:paragraph-properties loext:contextual-spacing="false" fo:margin-top="0.423cm" fo:margin-bottom="0.212cm" fo:keep-with-next="always"/>
    </style:style>
    <style:style style:name="P14" style:family="paragraph" style:parent-style-name="Heading_20_2">
      <style:text-properties fo:color="#000000" fo:font-style="italic" fo:font-weight="bold" fo:background-color="#ffffff" style:font-style-asian="italic" style:font-weight-asian="bold" style:font-style-complex="italic" style:font-weight-complex="bold"/>
    </style:style>
    <style:style style:name="P15" style:family="paragraph" style:parent-style-name="Heading_20_2">
      <style:text-properties fo:color="#000000" fo:font-style="italic" fo:font-weight="bold" style:font-style-asian="italic" style:font-weight-asian="bold" style:font-style-complex="italic" style:font-weight-complex="bold"/>
    </style:style>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loext:char-shading-value="0"/>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loext:char-shading-value="0"/>
    </style:style>
    <style:style style:name="T5" style:family="text">
      <style:text-properties fo:font-variant="normal" fo:text-transform="none" fo:color="#000000" fo:letter-spacing="normal" fo:font-style="normal" fo:font-weight="normal" fo:background-color="#ffffff" style:font-style-asian="normal" style:font-weight-asian="normal" style:font-style-complex="normal" style:font-weight-complex="normal"/>
    </style:style>
    <style:style style:name="T6" style:family="text">
      <style:text-properties fo:font-variant="normal" fo:text-transform="none" fo:color="#000000" style:font-name="SFMono-Regular" fo:font-size="7.84999990463257pt" fo:letter-spacing="normal" fo:font-style="normal" fo:font-weight="normal" fo:background-color="#ffffff" style:font-style-asian="normal" style:font-weight-asian="normal" style:font-style-complex="normal" style:font-weight-complex="normal"/>
    </style:style>
    <style:style style:name="T7" style:family="text">
      <style:text-properties fo:font-variant="normal" fo:text-transform="none" fo:color="#000000" style:font-name="SFMono-Regular" fo:letter-spacing="normal" fo:font-style="normal" fo:font-weight="normal" fo:background-color="#ffffff" style:font-style-asian="normal" style:font-weight-asian="normal" style:font-style-complex="normal" style:font-weight-complex="normal"/>
    </style:style>
    <style:style style:name="T8" style:family="text">
      <style:text-properties fo:font-variant="normal" fo:text-transform="none" fo:color="#000000" style:font-name="Times New Roman" fo:font-size="10.4499998092651pt" fo:letter-spacing="normal" fo:font-style="normal" fo:font-weight="normal" fo:background-color="#ffffff"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fo:background-color="#ffffff" style:font-style-asian="normal" style:font-weight-asian="normal" style:font-style-complex="normal" style:font-weight-complex="normal"/>
    </style:style>
    <style:style style:name="T10"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12" style:family="text">
      <style:text-properties fo:font-variant="normal" fo:text-transform="none" fo:color="#24292e" style:font-name="apple-system" fo:font-size="10.4499998092651pt" fo:letter-spacing="normal" fo:font-style="normal" fo:font-weight="normal" fo:background-color="#ffffff" style:font-style-asian="normal" style:font-weight-asian="normal" style:font-style-complex="normal" style:font-weight-complex="normal"/>
    </style:style>
    <style:style style:name="T13" style:family="text">
      <style:text-properties fo:font-variant="normal" fo:text-transform="none" fo:color="#24292e" style:font-name="apple-system" fo:font-size="10.4499998092651pt" fo:letter-spacing="normal" fo:font-style="normal" fo:font-weight="bold" fo:background-color="#ffffff" style:font-style-asian="normal" style:font-style-complex="normal"/>
    </style:style>
    <style:style style:name="T14" style:family="text">
      <style:text-properties fo:font-variant="normal" fo:text-transform="none" fo:color="#24292e" style:font-name="apple-system" fo:font-size="10.4499998092651pt" fo:letter-spacing="normal" fo:font-style="normal" fo:font-weight="bold" fo:background-color="#ffffff" style:font-style-asian="normal" style:font-weight-asian="bold" style:font-style-complex="normal" style:font-weight-complex="bold"/>
    </style:style>
    <style:style style:name="T15" style:family="text">
      <style:text-properties fo:font-variant="normal" fo:text-transform="none" fo:color="#24292e" style:font-name="apple-system" fo:font-size="10.4499998092651pt" fo:letter-spacing="normal" fo:font-style="normal" fo:background-color="#ffffff" style:font-style-asian="normal" style:font-style-complex="normal"/>
    </style:style>
    <style:style style:name="T16" style:family="text">
      <style:text-properties fo:font-variant="normal" fo:text-transform="none" fo:color="#24292e" style:font-name="apple-system" fo:font-size="10.4499998092651pt" fo:letter-spacing="normal" fo:font-weight="normal" fo:background-color="#ffffff" style:font-weight-asian="normal" style:font-weight-complex="normal"/>
    </style:style>
    <style:style style:name="T17" style:family="text">
      <style:text-properties fo:font-variant="normal" fo:text-transform="none" fo:color="#24292e" style:font-name="apple-system" fo:font-size="10.4499998092651pt" fo:letter-spacing="normal" fo:font-style="italic" fo:font-weight="normal" fo:background-color="#ffffff" style:font-style-asian="italic" style:font-weight-asian="normal" style:font-style-complex="italic" style:font-weight-complex="normal"/>
    </style:style>
    <style:style style:name="T18" style:family="text">
      <style:text-properties fo:font-variant="normal" fo:text-transform="none" fo:color="#24292e" fo:font-size="10.4499998092651pt" fo:letter-spacing="normal" fo:font-style="normal" fo:font-weight="normal" fo:background-color="#ffffff" style:font-style-asian="normal" style:font-weight-asian="normal" style:font-style-complex="normal" style:font-weight-complex="normal"/>
    </style:style>
    <style:style style:name="T19" style:family="text">
      <style:text-properties fo:font-variant="normal" fo:text-transform="none" fo:color="#24292e" style:font-name="Times New Roman" fo:font-size="10.4499998092651pt" fo:letter-spacing="normal" fo:font-style="normal" fo:font-weight="normal" fo:background-color="#ffffff" style:font-style-asian="normal" style:font-weight-asian="normal" style:font-style-complex="normal" style:font-weight-complex="normal"/>
    </style:style>
    <style:style style:name="T20" style:family="text">
      <style:text-properties fo:font-variant="normal" fo:text-transform="none" fo:color="#24292e" style:font-name="Times New Roman" fo:letter-spacing="normal" fo:font-style="normal" fo:font-weight="normal" fo:background-color="#ffffff" style:font-style-asian="normal" style:font-weight-asian="normal" style:font-style-complex="normal" style:font-weight-complex="normal"/>
    </style:style>
    <style:style style:name="T21" style:family="text">
      <style:text-properties fo:font-variant="normal" fo:text-transform="none" fo:color="#24292e"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22" style:family="text">
      <style:text-properties fo:font-variant="normal" fo:text-transform="none" fo:color="#24292e"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23" style:family="text">
      <style:text-properties fo:color="#000000"/>
    </style:style>
    <style:style style:name="T24" style:family="text">
      <style:text-properties fo:color="#000000" fo:font-style="italic" fo:background-color="#cccccc" style:font-style-asian="italic" style:font-style-complex="italic" loext:char-shading-value="0"/>
    </style:style>
    <style:style style:name="T25" style:family="text">
      <style:text-properties fo:color="#000000" fo:font-style="italic" fo:font-weight="bold" fo:background-color="#ffffff" style:font-style-asian="italic" style:font-weight-asian="bold" style:font-style-complex="italic" style:font-weight-complex="bold"/>
    </style:style>
    <style:style style:name="T26" style:family="text">
      <style:text-properties fo:color="#000000" fo:font-style="italic" fo:font-weight="normal" fo:background-color="#ffffff" style:font-style-asian="italic" style:font-weight-asian="normal" style:font-style-complex="italic" style:font-weight-complex="normal"/>
    </style:style>
    <style:style style:name="T27" style:family="text">
      <style:text-properties fo:color="#000000" fo:background-color="#ffffff"/>
    </style:style>
    <style:style style:name="T28" style:family="text">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29" style:family="text">
      <style:text-properties fo:color="#000000" style:font-name="Times New Roman" fo:font-style="normal" fo:font-weight="normal" fo:background-color="#ffffff" style:font-style-asian="normal" style:font-weight-asian="normal" style:font-style-complex="normal" style:font-weight-complex="normal"/>
    </style:style>
    <style:style style:name="T30" style:family="text">
      <style:text-properties fo:color="#000000" fo:font-style="normal" fo:font-weight="normal" fo:background-color="#ffffff" style:font-style-asian="normal" style:font-weight-asian="normal" style:font-style-complex="normal" style:font-weight-complex="normal"/>
    </style:style>
    <style:style style:name="T31" style:family="text">
      <style:text-properties fo:color="#000000" fo:font-style="normal" fo:background-color="#ffffff" style:font-style-asian="normal" style:font-style-complex="normal"/>
    </style:style>
    <style:style style:name="T32" style:family="text">
      <style:text-properties fo:color="#000000" fo:font-style="normal" fo:font-weight="bold" fo:background-color="#ffffff" style:font-style-asian="normal" style:font-weight-asian="bold" style:font-style-complex="normal" style:font-weight-complex="bold"/>
    </style:style>
    <style:style style:name="T33" style:family="text">
      <style:text-properties fo:color="#000000" fo:font-weight="normal" fo:background-color="#ffffff" style:font-weight-asian="normal" style:font-weight-complex="normal"/>
    </style:style>
    <style:style style:name="T34" style:family="text">
      <style:text-properties fo:color="#000000" fo:font-size="12pt" fo:font-style="normal" fo:font-weight="normal" fo:background-color="#ffffff" style:font-size-asian="12pt" style:font-style-asian="normal" style:font-weight-asian="normal" style:font-size-complex="12pt" style:font-style-complex="normal" style:font-weight-complex="normal"/>
    </style:style>
    <style:style style:name="T35" style:family="text">
      <style:text-properties fo:background-color="#b2b2b2" loext:char-shading-value="0"/>
    </style:style>
    <style:style style:name="T36" style:family="text">
      <style:text-properties fo:color="#22863a" style:font-name="SFMono-Regular" fo:font-size="7.84999990463257pt"/>
    </style:style>
    <style:style style:name="T37" style:family="text">
      <style:text-properties fo:background-color="#ffffff"/>
    </style:style>
    <style:style style:name="T38" style:family="text">
      <style:text-properties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Content</text:p>
          </text:index-title>
          <text:p text:style-name="P5">Introduction:<text:tab/>3</text:p>
          <text:p text:style-name="P5">Kubuntu <text:s/>16.04 LTS<text:tab/>3</text:p>
          <text:p text:style-name="P6">Installation<text:tab/>3</text:p>
          <text:p text:style-name="P5">ROS Kinetic Kame<text:tab/>3</text:p>
          <text:p text:style-name="P6">Installation <text:tab/>3</text:p>
          <text:p text:style-name="P6">Getting Started <text:tab/>3</text:p>
          <text:p text:style-name="P5">MoveIt<text:tab/>3</text:p>
          <text:p text:style-name="P6">Installation<text:tab/>3</text:p>
          <text:p text:style-name="P6">Getting Started <text:tab/>3</text:p>
          <text:p text:style-name="P5">InMoov<text:tab/>4</text:p>
          <text:p text:style-name="P6">Installation of some packages needed for InMoov<text:tab/>4</text:p>
          <text:p text:style-name="P6">Setup <text:tab/>4</text:p>
          <text:p text:style-name="P6">MoveIt <text:tab/>4</text:p>
          <text:p text:style-name="P5">Arduino<text:tab/>5</text:p>
          <text:p text:style-name="P5">Msg Srv<text:tab/>5</text:p>
          <text:p text:style-name="P5">IDE Roboware Studio<text:tab/>5</text:p>
          <text:p text:style-name="P5">Further useful links<text:tab/>5</text:p>
          <text:p text:style-name="P5">Guide to the Package<text:tab/>5</text:p>
          <text:p text:style-name="P6">inmoov_bringup <text:tab/>5</text:p>
          <text:p text:style-name="P5">Short description about Packages:<text:tab/>6</text:p>
          <text:p text:style-name="P6">inmoov_firmware_old?  <text:tab/>6</text:p>
          <text:p text:style-name="P6">inmoov_meshes      <text:tab/>6</text:p>
          <text:p text:style-name="P6">inmoov_tools <text:tab/>6</text:p>
          <text:p text:style-name="P6">inmoov_controls     <text:tab/>6</text:p>
          <text:p text:style-name="P6">InMoov_Manual.odt     <text:tab/>6</text:p>
          <text:p text:style-name="P6">inmoov_msgs        <text:tab/>6</text:p>
          <text:p text:style-name="P6">LICENSE <text:tab/>6</text:p>
          <text:p text:style-name="P6">inmoov_description  <text:tab/>6</text:p>
          <text:p text:style-name="P6">InMoov_Manual.pdf     <text:tab/>6</text:p>
          <text:p text:style-name="P6">inmoov_servobrain  <text:tab/>6</text:p>
          <text:p text:style-name="P6">README.md<text:line-break/><text:line-break/><text:tab/>6</text:p>
        </text:index-body>
      </text:table-of-content>
      <text:p text:style-name="Heading"/>
      <text:h text:style-name="P12"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and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13"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24">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3">Next Step we need to install a Python Package:</text:p>
      <text:p text:style-name="P4">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5229201210892037678" text:style-name="L1">
        <text:list-item>
          <text:p text:style-name="P8">start roscore =<text:span text:style-name="T35"> roscore</text:span></text:p>
        </text:list-item>
        <text:list-item>
          <text:p text:style-name="P8">open a new Terminal and run = <text:span text:style-name="T35">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handy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Further useful links</text:h>
      <text:h text:style-name="Heading_20_1" text:outline-level="1">Guide to the Package</text:h>
      <text:h text:style-name="Heading_20_2" text:outline-level="2"><text:span text:style-name="T25">inmoov_bringup </text:span><text:span text:style-name="T36"><text:tab/></text:span></text:h>
      <text:p text:style-name="P9"><text:span text:style-name="T23">This package contains the following:</text:span></text:p>
      <text:p text:style-name="P9"><text:span text:style-name="T23"><text:tab/>-Settings concerning arduino/servo configuration min/max/pin/etc. They might not be used <text:tab/>anywhere. A more up to date version is located at inmoov_controls.<text:tab/></text:span></text:p>
      <text:p text:style-name="P9"><text:span text:style-name="T23"><text:tab/>-Python class definition for servos</text:span></text:p>
      <text:p text:style-name="P9"><text:span text:style-name="T23"><text:tab/>-function to import servo settings into python programs</text:span></text:p>
      <text:p text:style-name="P9"><text:span text:style-name="T23"><text:tab/>-function to export servo settings from param server</text:span></text:p>
      <text:p text:style-name="P9"><text:span text:style-name="T23"><text:tab/>-launch files</text:span></text:p>
      <text:p text:style-name="P9"><text:span text:style-name="T23"/></text:p>
      <text:h text:style-name="Heading_20_2" text:outline-level="2"><text:span text:style-name="T25">inmoov_firmware_old?  </text:span></text:h>
      <text:p text:style-name="Text_20_body"><text:span text:style-name="T28">This package contains the following:</text:span></text:p>
      <text:p text:style-name="P10"><text:span text:style-name="T27"><text:tab/>-This package is not used by Henry inmoov</text:span></text:p>
      <text:p text:style-name="P10"><text:span text:style-name="T27"><text:tab/>-it is used on different hardware</text:span></text:p>
      <text:p text:style-name="P10"><text:span text:style-name="T27"/></text:p>
      <text:h text:style-name="P14" text:outline-level="2">inmoov_meshes      </text:h>
      <text:p text:style-name="Text_20_body"><text:span text:style-name="T28">This package contains the following:</text:span></text:p>
      <text:p text:style-name="Text_20_body"><text:span text:style-name="T28"><text:tab/>-all .stl files to display inmoov simulation</text:span></text:p>
      <text:h text:style-name="P14" text:outline-level="2"><text:soft-page-break/>inmoov_tools </text:h>
      <text:p text:style-name="Text_20_body"><text:span text:style-name="T28">This package contains the following:</text:span></text:p>
      <text:p text:style-name="Text_20_body"><text:span text:style-name="T28"><text:tab/>- head tracker is a set of script that uses tf to point the head to a specific Position</text:span></text:p>
      <text:p text:style-name="Text_20_body"><text:span text:style-name="T28"><text:tab/>- demo scripts/launch files which also kinect/webcams</text:span></text:p>
      <text:p text:style-name="Text_20_body"><text:span text:style-name="T28"><text:tab/>- servobus launch which connects Arduino to ros (inmoov_contols contains up to date version)</text:span></text:p>
      <text:h text:style-name="P15" text:outline-level="2"><text:span text:style-name="T37">inmoov_controls    </text:span></text:h>
      <text:h text:style-name="P15" text:outline-level="2"><text:span text:style-name="T37"> </text:span><text:span text:style-name="T38">This package contains the following:</text:span></text:h>
      <text:p text:style-name="Text_20_body"><text:span text:style-name="T28"><text:tab/>-arduino</text:span></text:p>
      <text:p text:style-name="P9"><text:span text:style-name="T30"><text:tab/><text:tab/>-arduino sketch to upload into inmoov (Note: needs to be adjusted for left/right)</text:span></text:p>
      <text:p text:style-name="P9"><text:span text:style-name="T25"><text:tab/><text:tab/>-</text:span><text:span text:style-name="T30">InmoovTranslator (not used)</text:span></text:p>
      <text:p text:style-name="P9"><text:span text:style-name="T30"><text:tab/>-config contains inmoov servo limits, simulation rotation limits etc.</text:span></text:p>
      <text:p text:style-name="P9"><text:span text:style-name="T30"><text:tab/>-include not used </text:span></text:p>
      <text:p text:style-name="P9"><text:span text:style-name="T30"><text:tab/>-launch </text:span></text:p>
      <text:p text:style-name="P9"><text:span text:style-name="T30"><text:tab/><text:tab/>-control_bringum.launch launches the ros side of arduino communication </text:span></text:p>
      <text:p text:style-name="P9"><text:span text:style-name="T30"><text:tab/><text:tab/>-params.yaml <text:s/>unused</text:span></text:p>
      <text:p text:style-name="P9"><text:span text:style-name="T30"><text:tab/>-scripts</text:span></text:p>
      <text:p text:style-name="P9"><text:span text:style-name="T30"><text:tab/><text:tab/>-inmoov_topic_splitter.py <text:s/>subscribes to joint_states and Publishes (</text:span><text:span text:style-name="T5">/joint_states_r/l</text:span><text:span text:style-name="T30">) <text:tab/><text:tab/>reduced messages that are more suitable for serial speeds</text:span></text:p>
      <text:p text:style-name="Text_20_body"><text:span text:style-name="T28"><text:tab/><text:tab/>-</text:span><text:bookmark text:name="blob-path"/><text:span text:style-name="Strong_20_Emphasis"><text:span text:style-name="T21">inmoov_translator_server.py not used</text:span></text:span></text:p>
      <text:p text:style-name="Text_20_body"><text:span text:style-name="Strong_20_Emphasis"><text:span text:style-name="T10"><text:tab/>-srv not used</text:span></text:span></text:p>
      <text:h text:style-name="Heading_20_2" text:outline-level="2">inmoov_msgs        </text:h>
      <text:p text:style-name="Text_20_body"><text:tab/>-defines data structure for rosmessages and services</text:p>
      <text:h text:style-name="P14" text:outline-level="2">inmoov_description  </text:h>
      <text:p text:style-name="P11"/>
      <text:h text:style-name="P14" text:outline-level="2">inmoov_servobrain  </text:h>
      <text:h text:style-name="Heading_20_2" text:outline-level="2"><text:line-break/><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3 The Hard Way Overrun" svg:font-family="'3 The Hard Way Overru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5:58:32</meta:creation-date>
    <meta:editing-duration>PT2H36M24S</meta:editing-duration>
    <meta:editing-cycles>6</meta:editing-cycles>
    <meta:generator>OpenOffice/4.1.3$Unix OpenOffice.org_project/413m1$Build-9783</meta:generator>
    <dc:date>2019-06-04T19:59:16</dc:date>
    <dc:creator>Tobias Nixdorf</dc:creator>
    <meta:document-statistic meta:table-count="0" meta:image-count="0" meta:object-count="0" meta:page-count="6" meta:paragraph-count="121" meta:word-count="876" meta:character-count="6609"/>
  </office:meta>
</office:document-meta>
</file>